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bad" officeooo:paragraph-rsid="0014ebad"/>
    </style:style>
    <style:style style:name="P2" style:family="paragraph" style:parent-style-name="Standard">
      <style:text-properties officeooo:rsid="00169240" officeooo:paragraph-rsid="001692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gitIgnore </text:p>
      <text:p text:style-name="P2">html validation</text:p>
      <text:p text:style-name="P2">README.md file missing</text:p>
      <text:p text:style-name="P2">glif icons</text:p>
      <text:p text:style-name="P2">header as flex container</text:p>
      <text:p text:style-name="P2"/>
      <text:p text:style-name="P2"/>
      <text:p text:style-name="P2"><text:a xlink:type="simple" xlink:href="https://github.com/NagmaSidrahKhanam/html-assignment1.git" text:style-name="Internet_20_link" text:visited-style-name="Visited_20_Internet_20_Link">https://github.com/NagmaSidrahKhanam/html-assignment1.git</text:a></text:p>
      <text:p text:style-name="P2"/>
      <text:p text:style-name="P2">nagma@NAGMASIDRAH-IBM-WAVE7:~/Desktop/Assignment1_ Html$ git status</text:p>
      <text:p text:style-name="P2">warning: could not open directory '.dbus/': Permission denied</text:p>
      <text:p text:style-name="P2">On branch master</text:p>
      <text:p text:style-name="P2"/>
      <text:p text:style-name="P2">No commits yet</text:p>
      <text:p text:style-name="P2"/>
      <text:p text:style-name="P2">Changes to be committed:</text:p>
      <text:p text:style-name="P2"><text:s text:c="2"/>(use "git rm --cached &lt;file&gt;..." to unstage)</text:p>
      <text:p text:style-name="P2"/>
      <text:p text:style-name="P2"><text:tab/>new file: <text:s text:c="2"/>../Assignment1 Html Css/.gitignore</text:p>
      <text:p text:style-name="P2"><text:tab/>new file: <text:s text:c="2"/>../Assignment1 Html Css/css/main.css</text:p>
      <text:p text:style-name="P2"><text:tab/>new file: <text:s text:c="2"/>../Assignment1 Html Css/css/normalize.css</text:p>
      <text:p text:style-name="P2"><text:tab/>new file: <text:s text:c="2"/>../Assignment1 Html Css/css/style.css</text:p>
      <text:p text:style-name="P2"><text:tab/>new file: <text:s text:c="2"/>../Assignment1 Html Css/img/.gitignore</text:p>
      <text:p text:style-name="P2"><text:tab/>new file: <text:s text:c="2"/>../Assignment1 Html Css/img/LIBE.jpeg</text:p>
      <text:p text:style-name="P2"><text:tab/>new file: <text:s text:c="2"/>../Assignment1 Html Css/img/LOIBR.jpeg</text:p>
      <text:p text:style-name="P2"><text:tab/>new file: <text:s text:c="2"/>../Assignment1 Html Css/img/Library-Wallpaper-HD-620x419.jpg</text:p>
      <text:p text:style-name="P2"><text:tab/>new file: <text:s text:c="2"/>../Assignment1 Html Css/img/book.jpeg</text:p>
      <text:p text:style-name="P2"><text:tab/>new file: <text:s text:c="2"/>../Assignment1 Html Css/img/colg1.jpeg</text:p>
      <text:p text:style-name="P2"><text:tab/>new file: <text:s text:c="2"/>../Assignment1 Html Css/img/colg2.jpeg</text:p>
      <text:p text:style-name="P2"><text:tab/>new file: <text:s text:c="2"/>../Assignment1 Html Css/img/deg.jpeg</text:p>
      <text:p text:style-name="P2"><text:tab/>new file: <text:s text:c="2"/>../Assignment1 Html Css/img/fb.jpeg</text:p>
      <text:p text:style-name="P2"><text:tab/>new file: <text:s text:c="2"/>../Assignment1 Html Css/img/fb.png</text:p>
      <text:p text:style-name="P2"><text:tab/>new file: <text:s text:c="2"/>../Assignment1 Html Css/img/images.jpeg</text:p>
      <text:p text:style-name="P2"><text:tab/>new file: <text:s text:c="2"/>../Assignment1 Html Css/img/lib.jpeg</text:p>
      <text:p text:style-name="P2"><text:tab/>new file: <text:s text:c="2"/>../Assignment1 Html Css/img/par.jpeg</text:p>
      <text:p text:style-name="P2"><text:tab/>new file: <text:s text:c="2"/>../Assignment1 Html Css/img/photo-1529007196863-d07650a3f0ea.jpeg</text:p>
      <text:p text:style-name="P2"><text:tab/>new file: <text:s text:c="2"/>../Assignment1 Html Css/img/retina-ready-pic1-2.png</text:p>
      <text:p text:style-name="P2"><text:tab/>new file: <text:s text:c="2"/>../Assignment1 Html Css/img/stu1.jpeg</text:p>
      <text:p text:style-name="P2"><text:tab/>new file: <text:s text:c="2"/>../Assignment1 Html Css/img/tw.jpeg</text:p>
      <text:p text:style-name="P2"><text:tab/>new file: <text:s text:c="2"/>../Assignment1 Html Css/img/twitter.png</text:p>
      <text:p text:style-name="P2"><text:tab/>new file: <text:s text:c="2"/>../Assignment1 Html Css/index.html</text:p>
      <text:p text:style-name="P2"><text:tab/>new file: <text:s text:c="2"/>../Assignment1 Html Css/js/main.js</text:p>
      <text:p text:style-name="P2"><text:tab/>new file: <text:s text:c="2"/>../Assignment1 Html Css/js/plugins.js</text:p>
      <text:p text:style-name="P2"><text:tab/>new file: <text:s text:c="2"/>../Assignment1 Html Css/js/vendor/jquery-3.4.1.min.js</text:p>
      <text:p text:style-name="P2"><text:tab/>new file: <text:s text:c="2"/>../Assignment1 Html Css/js/vendor/modernizr-3.7.1.min.js</text:p>
      <text:p text:style-name="P2"/>
      <text:p text:style-name="P2">Changes not staged for commit:</text:p>
      <text:p text:style-name="P2"><text:s text:c="2"/>(use "git add/rm &lt;file&gt;..." to update what will be committed)</text:p>
      <text:p text:style-name="P2"><text:s text:c="2"/>(use "git checkout -- &lt;file&gt;..." to discard changes in working directory)</text:p>
      <text:p text:style-name="P2"/>
      <text:p text:style-name="P2"><text:tab/>deleted: <text:s text:c="3"/>../Assignment1 Html Css/.gitignore</text:p>
      <text:p text:style-name="P2"><text:tab/>deleted: <text:s text:c="3"/>../Assignment1 Html Css/css/main.css</text:p>
      <text:p text:style-name="P2"><text:tab/>deleted: <text:s text:c="3"/>../Assignment1 Html Css/css/normalize.css</text:p>
      <text:p text:style-name="P2"><text:tab/>deleted: <text:s text:c="3"/>../Assignment1 Html Css/css/style.css</text:p>
      <text:p text:style-name="P2"><text:tab/>deleted: <text:s text:c="3"/>../Assignment1 Html Css/img/.gitignore</text:p>
      <text:p text:style-name="P2"><text:tab/>deleted: <text:s text:c="3"/>../Assignment1 Html Css/img/LIBE.jpeg</text:p>
      <text:p text:style-name="P2"><text:tab/>deleted: <text:s text:c="3"/>../Assignment1 Html Css/img/LOIBR.jpeg</text:p>
      <text:p text:style-name="P2"><text:soft-page-break/><text:tab/>deleted: <text:s text:c="3"/>../Assignment1 Html Css/img/Library-Wallpaper-HD-620x419.jpg</text:p>
      <text:p text:style-name="P2"><text:tab/>deleted: <text:s text:c="3"/>../Assignment1 Html Css/img/book.jpeg</text:p>
      <text:p text:style-name="P2"><text:tab/>deleted: <text:s text:c="3"/>../Assignment1 Html Css/img/colg1.jpeg</text:p>
      <text:p text:style-name="P2"><text:tab/>deleted: <text:s text:c="3"/>../Assignment1 Html Css/img/colg2.jpeg</text:p>
      <text:p text:style-name="P2"><text:tab/>deleted: <text:s text:c="3"/>../Assignment1 Html Css/img/deg.jpeg</text:p>
      <text:p text:style-name="P2"><text:tab/>deleted: <text:s text:c="3"/>../Assignment1 Html Css/img/fb.jpeg</text:p>
      <text:p text:style-name="P2"><text:tab/>deleted: <text:s text:c="3"/>../Assignment1 Html Css/img/fb.png</text:p>
      <text:p text:style-name="P2"><text:tab/>deleted: <text:s text:c="3"/>../Assignment1 Html Css/img/images.jpeg</text:p>
      <text:p text:style-name="P2"><text:tab/>deleted: <text:s text:c="3"/>../Assignment1 Html Css/img/lib.jpeg</text:p>
      <text:p text:style-name="P2"><text:tab/>deleted: <text:s text:c="3"/>../Assignment1 Html Css/img/par.jpeg</text:p>
      <text:p text:style-name="P2"><text:tab/>deleted: <text:s text:c="3"/>../Assignment1 Html Css/img/photo-1529007196863-d07650a3f0ea.jpeg</text:p>
      <text:p text:style-name="P2"><text:tab/>deleted: <text:s text:c="3"/>../Assignment1 Html Css/img/retina-ready-pic1-2.png</text:p>
      <text:p text:style-name="P2"><text:tab/>deleted: <text:s text:c="3"/>../Assignment1 Html Css/img/stu1.jpeg</text:p>
      <text:p text:style-name="P2"><text:tab/>deleted: <text:s text:c="3"/>../Assignment1 Html Css/img/tw.jpeg</text:p>
      <text:p text:style-name="P2"><text:tab/>deleted: <text:s text:c="3"/>../Assignment1 Html Css/img/twitter.png</text:p>
      <text:p text:style-name="P2"><text:tab/>deleted: <text:s text:c="3"/>../Assignment1 Html Css/index.html</text:p>
      <text:p text:style-name="P2"><text:tab/>deleted: <text:s text:c="3"/>../Assignment1 Html Css/js/main.js</text:p>
      <text:p text:style-name="P2"><text:tab/>deleted: <text:s text:c="3"/>../Assignment1 Html Css/js/plugins.js</text:p>
      <text:p text:style-name="P2"><text:tab/>deleted: <text:s text:c="3"/>../Assignment1 Html Css/js/vendor/jquery-3.4.1.min.js</text:p>
      <text:p text:style-name="P2"><text:tab/>deleted: <text:s text:c="3"/>../Assignment1 Html Css/js/vendor/modernizr-3.7.1.min.js</text:p>
      <text:p text:style-name="P2"/>
      <text:p text:style-name="P2">Untracked files:</text:p>
      <text:p text:style-name="P2"><text:s text:c="2"/>(use "git add &lt;file&gt;..." to include in what will be committed)</text:p>
      <text:p text:style-name="P2"/>
      <text:p text:style-name="P2"><text:tab/>../../.ICEauthority</text:p>
      <text:p text:style-name="P2"><text:tab/>../../.bash_history</text:p>
      <text:p text:style-name="P2"><text:tab/>../../.bash_logout</text:p>
      <text:p text:style-name="P2"><text:tab/>../../.bashrc</text:p>
      <text:p text:style-name="P2"><text:tab/>../../.cache/</text:p>
      <text:p text:style-name="P2"><text:tab/>../../.config/</text:p>
      <text:p text:style-name="P2"><text:tab/>../../.gitconfig</text:p>
      <text:p text:style-name="P2"><text:tab/>../../.gnupg/</text:p>
      <text:p text:style-name="P2"><text:tab/>../../.local/</text:p>
      <text:p text:style-name="P2"><text:tab/>../../.mozilla/</text:p>
      <text:p text:style-name="P2"><text:tab/>../../.npm/</text:p>
      <text:p text:style-name="P2"><text:tab/>../../.pki/</text:p>
      <text:p text:style-name="P2"><text:tab/>../../.profile</text:p>
      <text:p text:style-name="P2"><text:tab/>../../.sudo_as_admin_successful</text:p>
      <text:p text:style-name="P2"><text:tab/>../../Assignment1-Html-Css/</text:p>
      <text:p text:style-name="P2"><text:tab/>./</text:p>
      <text:p text:style-name="P2"><text:tab/>../Exercise 1/</text:p>
      <text:p text:style-name="P2"><text:tab/>../Practice/</text:p>
      <text:p text:style-name="P2"><text:tab/>"../With thousands of exclusive products marketed under its private brands, Toys\"R\"Us delivers affordable, quality playthings that .txt"</text:p>
      <text:p text:style-name="P2"><text:tab/>../assessmentDay1</text:p>
      <text:p text:style-name="P2"><text:tab/>../gitpullneelanshi/</text:p>
      <text:p text:style-name="P2"><text:tab/>../html5-boilerplate_v7.2.0/</text:p>
      <text:p text:style-name="P2"><text:tab/>../style.css</text:p>
      <text:p text:style-name="P2"><text:tab/>../style1.css</text:p>
      <text:p text:style-name="P2"><text:tab/>../sudo http-server -.txt</text:p>
      <text:p text:style-name="P2"><text:tab/>../../Downloads/</text:p>
      <text:p text:style-name="P2"><text:tab/>../../Pictures/</text:p>
      <text:p text:style-name="P2"><text:tab/>../../examples.desktop</text:p>
      <text:p text:style-name="P2"><text:tab/>../../google-chrome-stable_current_amd64.deb</text:p>
      <text:p text:style-name="P2"><text:tab/>../../snap/</text:p>
      <text:p text:style-name="P2"><text:tab/>../../testRepository/</text:p>
      <text:p text:style-name="P2"/>
      <text:p text:style-name="P2"><text:soft-page-break/>nagma@NAGMASIDRAH-IBM-WAVE7:~/Desktop/Assignment1_ Html$ git init</text:p>
      <text:p text:style-name="P2">Initialized empty Git repository in /home/nagma/Desktop/Assignment1_ Html/.git/</text:p>
      <text:p text:style-name="P2">nagma@NAGMASIDRAH-IBM-WAVE7:~/Desktop/Assignment1_ Html$ git status</text:p>
      <text:p text:style-name="P2">On branch master</text:p>
      <text:p text:style-name="P2"/>
      <text:p text:style-name="P2">No commits yet</text:p>
      <text:p text:style-name="P2"/>
      <text:p text:style-name="P2">Untracked files:</text:p>
      <text:p text:style-name="P2"><text:s text:c="2"/>(use "git add &lt;file&gt;..." to include in what will be committed)</text:p>
      <text:p text:style-name="P2"/>
      <text:p text:style-name="P2"><text:tab/>.gitignore</text:p>
      <text:p text:style-name="P2"><text:tab/>css/</text:p>
      <text:p text:style-name="P2"><text:tab/>img/</text:p>
      <text:p text:style-name="P2"><text:tab/>index.html</text:p>
      <text:p text:style-name="P2"><text:tab/>js/</text:p>
      <text:p text:style-name="P2"/>
      <text:p text:style-name="P2">nothing added to commit but untracked files present (use "git add" to track)</text:p>
      <text:p text:style-name="P2">nagma@NAGMASIDRAH-IBM-WAVE7:~/Desktop/Assignment1_ Html$ git git add .</text:p>
      <text:p text:style-name="P2">git: 'git' is not a git command. See 'git --help'.</text:p>
      <text:p text:style-name="P2"/>
      <text:p text:style-name="P2">The most similar command is</text:p>
      <text:p text:style-name="P2"><text:tab/>init</text:p>
      <text:p text:style-name="P2">nagma@NAGMASIDRAH-IBM-WAVE7:~/Desktop/Assignment1_ Html$ git <text:s/>add .</text:p>
      <text:p text:style-name="P2">nagma@NAGMASIDRAH-IBM-WAVE7:~/Desktop/Assignment1_ Html$ git status</text:p>
      <text:p text:style-name="P2">On branch master</text:p>
      <text:p text:style-name="P2"/>
      <text:p text:style-name="P2">No commits yet</text:p>
      <text:p text:style-name="P2"/>
      <text:p text:style-name="P2">Changes to be committed:</text:p>
      <text:p text:style-name="P2"><text:s text:c="2"/>(use "git rm --cached &lt;file&gt;..." to unstage)</text:p>
      <text:p text:style-name="P2"/>
      <text:p text:style-name="P2"><text:tab/>new file: <text:s text:c="2"/>.gitignore</text:p>
      <text:p text:style-name="P2"><text:tab/>new file: <text:s text:c="2"/>css/main.css</text:p>
      <text:p text:style-name="P2"><text:tab/>new file: <text:s text:c="2"/>css/normalize.css</text:p>
      <text:p text:style-name="P2"><text:tab/>new file: <text:s text:c="2"/>css/style.css</text:p>
      <text:p text:style-name="P2"><text:tab/>new file: <text:s text:c="2"/>img/.gitignore</text:p>
      <text:p text:style-name="P2"><text:tab/>new file: <text:s text:c="2"/>img/LIBE.jpeg</text:p>
      <text:p text:style-name="P2"><text:tab/>new file: <text:s text:c="2"/>img/LOIBR.jpeg</text:p>
      <text:p text:style-name="P2"><text:tab/>new file: <text:s text:c="2"/>img/Library-Wallpaper-HD-620x419.jpg</text:p>
      <text:p text:style-name="P2"><text:tab/>new file: <text:s text:c="2"/>img/book.jpeg</text:p>
      <text:p text:style-name="P2"><text:tab/>new file: <text:s text:c="2"/>img/colg1.jpeg</text:p>
      <text:p text:style-name="P2"><text:tab/>new file: <text:s text:c="2"/>img/colg2.jpeg</text:p>
      <text:p text:style-name="P2"><text:tab/>new file: <text:s text:c="2"/>img/deg.jpeg</text:p>
      <text:p text:style-name="P2"><text:tab/>new file: <text:s text:c="2"/>img/fb.jpeg</text:p>
      <text:p text:style-name="P2"><text:tab/>new file: <text:s text:c="2"/>img/fb.png</text:p>
      <text:p text:style-name="P2"><text:tab/>new file: <text:s text:c="2"/>img/images.jpeg</text:p>
      <text:p text:style-name="P2"><text:tab/>new file: <text:s text:c="2"/>img/lib.jpeg</text:p>
      <text:p text:style-name="P2"><text:tab/>new file: <text:s text:c="2"/>img/par.jpeg</text:p>
      <text:p text:style-name="P2"><text:tab/>new file: <text:s text:c="2"/>img/photo-1529007196863-d07650a3f0ea.jpeg</text:p>
      <text:p text:style-name="P2"><text:tab/>new file: <text:s text:c="2"/>img/retina-ready-pic1-2.png</text:p>
      <text:p text:style-name="P2"><text:tab/>new file: <text:s text:c="2"/>img/stu1.jpeg</text:p>
      <text:p text:style-name="P2"><text:tab/>new file: <text:s text:c="2"/>img/tw.jpeg</text:p>
      <text:p text:style-name="P2"><text:tab/>new file: <text:s text:c="2"/>img/twitter.png</text:p>
      <text:p text:style-name="P2"><text:tab/>new file: <text:s text:c="2"/>index.html</text:p>
      <text:p text:style-name="P2"><text:tab/>new file: <text:s text:c="2"/>js/main.js</text:p>
      <text:p text:style-name="P2"><text:tab/>new file: <text:s text:c="2"/>js/plugins.js</text:p>
      <text:p text:style-name="P2"><text:tab/>new file: <text:s text:c="2"/>js/vendor/jquery-3.4.1.min.js</text:p>
      <text:p text:style-name="P2"><text:soft-page-break/><text:tab/>new file: <text:s text:c="2"/>js/vendor/modernizr-3.7.1.min.js</text:p>
      <text:p text:style-name="P2"/>
      <text:p text:style-name="P2">nagma@NAGMASIDRAH-IBM-WAVE7:~/Desktop/Assignment1_ Html$ git remote -v</text:p>
      <text:p text:style-name="P2">nagma@NAGMASIDRAH-IBM-WAVE7:~/Desktop/Assignment1_ Html$ git remote add origin https://github.com/NagmaSidrahKhanam/html-assignment1.git</text:p>
      <text:p text:style-name="P2">nagma@NAGMASIDRAH-IBM-WAVE7:~/Desktop/Assignment1_ Html$ git remote -v</text:p>
      <text:p text:style-name="P2">origin<text:tab/>https://github.com/NagmaSidrahKhanam/html-assignment1.git (fetch)</text:p>
      <text:p text:style-name="P2">origin<text:tab/>https://github.com/NagmaSidrahKhanam/html-assignment1.git (push)</text:p>
      <text:p text:style-name="P2">nagma@NAGMASIDRAH-IBM-WAVE7:~/Desktop/Assignment1_ Html$ git commit -m "Updated .gitgnore file"</text:p>
      <text:p text:style-name="P2">[master (root-commit) 7e22d66] Updated .gitgnore file</text:p>
      <text:p text:style-name="P2"><text:s/>27 files changed, 1080 insertions(+)</text:p>
      <text:p text:style-name="P2"><text:s/>create mode 100644 .gitignore</text:p>
      <text:p text:style-name="P2"><text:s/>create mode 100644 css/main.css</text:p>
      <text:p text:style-name="P2"><text:s/>create mode 100644 css/normalize.css</text:p>
      <text:p text:style-name="P2"><text:s/>create mode 100644 css/style.css</text:p>
      <text:p text:style-name="P2"><text:s/>create mode 100644 img/.gitignore</text:p>
      <text:p text:style-name="P2"><text:s/>create mode 100644 img/LIBE.jpeg</text:p>
      <text:p text:style-name="P2"><text:s/>create mode 100644 img/LOIBR.jpeg</text:p>
      <text:p text:style-name="P2"><text:s/>create mode 100644 img/Library-Wallpaper-HD-620x419.jpg</text:p>
      <text:p text:style-name="P2"><text:s/>create mode 100644 img/book.jpeg</text:p>
      <text:p text:style-name="P2"><text:s/>create mode 100644 img/colg1.jpeg</text:p>
      <text:p text:style-name="P2"><text:s/>create mode 100644 img/colg2.jpeg</text:p>
      <text:p text:style-name="P2"><text:s/>create mode 100644 img/deg.jpeg</text:p>
      <text:p text:style-name="P2"><text:s/>create mode 100644 img/fb.jpeg</text:p>
      <text:p text:style-name="P2"><text:s/>create mode 100644 img/fb.png</text:p>
      <text:p text:style-name="P2"><text:s/>create mode 100644 img/images.jpeg</text:p>
      <text:p text:style-name="P2"><text:s/>create mode 100644 img/lib.jpeg</text:p>
      <text:p text:style-name="P2"><text:s/>create mode 100644 img/par.jpeg</text:p>
      <text:p text:style-name="P2"><text:s/>create mode 100644 img/photo-1529007196863-d07650a3f0ea.jpeg</text:p>
      <text:p text:style-name="P2"><text:s/>create mode 100644 img/retina-ready-pic1-2.png</text:p>
      <text:p text:style-name="P2"><text:s/>create mode 100644 img/stu1.jpeg</text:p>
      <text:p text:style-name="P2"><text:s/>create mode 100644 img/tw.jpeg</text:p>
      <text:p text:style-name="P2"><text:s/>create mode 100644 img/twitter.png</text:p>
      <text:p text:style-name="P2"><text:s/>create mode 100644 index.html</text:p>
      <text:p text:style-name="P2"><text:s/>create mode 100644 js/main.js</text:p>
      <text:p text:style-name="P2"><text:s/>create mode 100644 js/plugins.js</text:p>
      <text:p text:style-name="P2"><text:s/>create mode 100644 js/vendor/jquery-3.4.1.min.js</text:p>
      <text:p text:style-name="P2"><text:s/>create mode 100644 js/vendor/modernizr-3.7.1.min.js</text:p>
      <text:p text:style-name="P2">nagma@NAGMASIDRAH-IBM-WAVE7:~/Desktop/Assignment1_ Html$ git push origin master</text:p>
      <text:p text:style-name="P2">Username for 'https://github.com': NagmaSidrahKhanam</text:p>
      <text:p text:style-name="P2">Password for 'https://NagmaSidrahKhanam@github.com': </text:p>
      <text:p text:style-name="P2">To https://github.com/NagmaSidrahKhanam/html-assignment1.git</text:p>
      <text:p text:style-name="P2"><text:s/>! [rejected] <text:s text:c="7"/>master -&gt; master (fetch first)</text:p>
      <text:p text:style-name="P2">error: failed to push some refs to 'https://github.com/NagmaSidrahKhanam/html-assignment1.git'</text:p>
      <text:p text:style-name="P2">hint: Updates were rejected because the remote contains work that you do</text:p>
      <text:p text:style-name="P2">hint: not have locally. This is usually caused by another repository pushing</text:p>
      <text:p text:style-name="P2">hint: to the same ref. You may want to first integrate the remote changes</text:p>
      <text:p text:style-name="P2">hint: (e.g., 'git pull ...') before pushing again.</text:p>
      <text:p text:style-name="P2">hint: See the 'Note about fast-forwards' in 'git push --help' for details.</text:p>
      <text:p text:style-name="P2">nagma@NAGMASIDRAH-IBM-WAVE7:~/Desktop/Assignment1_ Html$ git pull origin master</text:p>
      <text:p text:style-name="P2">warning: no common commits</text:p>
      <text:p text:style-name="P2">remote: Enumerating objects: 3, done.</text:p>
      <text:p text:style-name="P2">remote: Counting objects: 100% (3/3), done.</text:p>
      <text:p text:style-name="P2">remote: Total 3 (delta 0), reused 0 (delta 0), pack-reused 0</text:p>
      <text:p text:style-name="P2">Unpacking objects: 100% (3/3), done.</text:p>
      <text:p text:style-name="P2">From https://github.com/NagmaSidrahKhanam/html-assignment1</text:p>
      <text:p text:style-name="P2"><text:soft-page-break/><text:s/>* branch <text:s text:c="11"/>master <text:s text:c="4"/>-&gt; FETCH_HEAD</text:p>
      <text:p text:style-name="P2"><text:s/>* [new branch] <text:s text:c="5"/>master <text:s text:c="4"/>-&gt; origin/master</text:p>
      <text:p text:style-name="P2">fatal: refusing to merge unrelated histories</text:p>
      <text:p text:style-name="P2">nagma@NAGMASIDRAH-IBM-WAVE7:~/Desktop/Assignment1_ Html$ git push origin master</text:p>
      <text:p text:style-name="P2">Username for 'https://github.com': NagmaSidrahKhanam</text:p>
      <text:p text:style-name="P2">Password for 'https://NagmaSidrahKhanam@github.com': </text:p>
      <text:p text:style-name="P2">To https://github.com/NagmaSidrahKhanam/html-assignment1.git</text:p>
      <text:p text:style-name="P2"><text:s/>! [rejected] <text:s text:c="7"/>master -&gt; master (non-fast-forward)</text:p>
      <text:p text:style-name="P2">error: failed to push some refs to 'https://github.com/NagmaSidrahKhanam/html-assignment1.git'</text:p>
      <text:p text:style-name="P2">hint: Updates were rejected because the tip of your current branch is behind</text:p>
      <text:p text:style-name="P2">hint: its remote counterpart. Integrate the remote changes (e.g.</text:p>
      <text:p text:style-name="P2">hint: 'git pull ...') before pushing again.</text:p>
      <text:p text:style-name="P2">hint: See the 'Note about fast-forwards' in 'git push --help' for details.</text:p>
      <text:p text:style-name="P2">nagma@NAGMASIDRAH-IBM-WAVE7:~/Desktop/Assignment1_ Html$ git push -f origin master</text:p>
      <text:p text:style-name="P2">Username for 'https://github.com': NagmaSidrahKhanam</text:p>
      <text:p text:style-name="P2">Password for 'https://NagmaSidrahKhanam@github.com': </text:p>
      <text:p text:style-name="P2">Counting objects: 33, done.</text:p>
      <text:p text:style-name="P2">Delta compression using up to 4 threads.</text:p>
      <text:p text:style-name="P2">Compressing objects: 100% (32/32), done.</text:p>
      <text:p text:style-name="P2">Writing objects: 100% (33/33), 894.32 KiB | 19.44 MiB/s, done.</text:p>
      <text:p text:style-name="P2">Total 33 (delta 0), reused 0 (delta 0)</text:p>
      <text:p text:style-name="P2">To https://github.com/NagmaSidrahKhanam/html-assignment1.git</text:p>
      <text:p text:style-name="P2"><text:s/>+ 6e08060...7e22d66 master -&gt; master (forced update)</text:p>
      <text:p text:style-name="P2">nagma@NAGMASIDRAH-IBM-WAVE7:~/Desktop/Assignment1_ Html$ ^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9:31:33.871922192</meta:creation-date>
    <dc:date>2019-06-20T12:58:35.986375440</dc:date>
    <meta:editing-duration>PT2H32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229" meta:word-count="985" meta:character-count="9820" meta:non-whitespace-character-count="8674"/>
  </office:meta>
</office:document-meta>
</file>